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style:font-name="Segoe UI1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style:font-name="Segoe UI1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.318cm" fo:margin-right="0cm" fo:text-indent="0cm"/>
      <style:text-properties style:font-name="Segoe UI1" fo:font-size="14pt" style:font-size-asian="14pt" style:font-size-complex="14pt"/>
    </style:style>
    <style:style style:name="P6" style:family="paragraph">
      <style:paragraph-properties fo:margin-left="0cm" fo:margin-right="0cm" fo:text-indent="0cm"/>
      <style:text-properties style:font-name="Segoe UI1" fo:font-size="14pt" style:font-size-asian="14pt" style:font-size-complex="14pt"/>
    </style:style>
    <style:style style:name="P7" style:family="paragraph">
      <style:paragraph-properties fo:margin-left="0cm" fo:margin-right="0cm" fo:text-align="start" fo:text-indent="0cm"/>
      <style:text-properties fo:color="#000000" style:font-name="Segoe UI1" fo:font-size="32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.318cm" fo:margin-right="0cm" fo:text-indent="0cm"/>
      <style:text-properties style:font-name="Segoe UI1" fo:font-size="32pt" fo:font-weight="normal" style:font-size-asian="32pt" style:font-weight-asian="normal" style:font-size-complex="32pt" style:font-weight-complex="normal"/>
    </style:style>
    <style:style style:name="P9" style:family="paragraph">
      <style:paragraph-properties fo:margin-left="0cm" fo:margin-right="0cm" fo:text-indent="0cm"/>
      <style:text-properties style:font-name="Segoe UI1" fo:font-size="32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0.318cm" fo:margin-right="0cm" fo:text-indent="0cm"/>
      <style:text-properties fo:color="#000000" style:font-name="Segoe UI1" fo:font-size="32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83caff" style:text-position="super 58%" style:font-name="Segoe UI1" fo:font-size="32pt" fo:text-shadow="1pt 1pt" fo:font-weight="normal" style:font-size-asian="32pt" style:font-weight-asian="normal" style:font-size-complex="32pt" style:font-weight-complex="normal"/>
    </style:style>
    <style:style style:name="T7" style:family="text">
      <style:text-properties fo:color="#83caff" style:font-name="Segoe UI1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color="#83caff" style:text-position="super 58%" style:font-name="Segoe UI1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83caff" style:font-name="Segoe UI1" fo:font-size="32pt" fo:font-style="italic" fo:text-shadow="1pt 1pt" style:font-size-asian="32pt" style:font-style-asian="italic" style:font-size-complex="32pt" style:font-style-complex="italic"/>
    </style:style>
    <style:style style:name="T10" style:family="text">
      <style:text-properties fo:color="#ffffff" style:font-name="Segoe UI1" fo:font-size="32pt" fo:text-shadow="1pt 1pt" style:font-size-asian="32pt" style:font-size-complex="32pt"/>
    </style:style>
    <style:style style:name="T11" style:family="text">
      <style:text-properties fo:color="#ffffff" style:font-name="Segoe UI1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146cm" svg:height="2.774cm" svg:x="1.524cm" svg:y="0.254cm">
          <draw:text-box>
            <text:p text:style-name="P1"><text:span text:style-name="T1">Psalmody</text:span></text:p>
            <text:p text:style-name="P1"><text:span text:style-name="T2">Psalm 85:1–13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5.146cm" svg:height="10.772cm" svg:x="1.524cm" svg:y="0.254cm">
          <draw:text-box>
            <text:p text:style-name="P4"><text:span text:style-name="T3">1</text:span><text:span text:style-name="T4">LORD, you were favorable to your land;</text:span></text:p>
            <text:p text:style-name="P5"><text:span text:style-name="T5"><text:s text:c="5"/></text:span><text:span text:style-name="T5">you restored the fortunes of Jacob.</text:span></text:p>
            <text:p text:style-name="P6"><text:span text:style-name="T6">2</text:span><text:span text:style-name="T7">You forgave the iniquity of your people;</text:span></text:p>
            <text:p text:style-name="P5"><text:span text:style-name="T5"><text:s text:c="5"/></text:span><text:span text:style-name="T5">you covered all their sin. </text:span></text:p>
            <text:p text:style-name="P6"><text:span text:style-name="T6">3</text:span><text:span text:style-name="T7">You withdrew all your wrath;</text:span></text:p>
            <text:p text:style-name="P5"><text:span text:style-name="T5"><text:s text:c="5"/></text:span><text:span text:style-name="T5">you turned from </text:span></text:p>
            <text:p text:style-name="P5"><text:span text:style-name="T5"><text:s text:c="5"/></text:span><text:span text:style-name="T5">your hot ang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5.146cm" svg:height="7.766cm" svg:x="1.524cm" svg:y="0.254cm">
          <draw:text-box>
            <text:p text:style-name="P4"><text:span text:style-name="T3">4</text:span><text:span text:style-name="T4">Restore us again, O God of our salvation,</text:span></text:p>
            <text:p text:style-name="P5"><text:span text:style-name="T5"><text:s text:c="5"/></text:span><text:span text:style-name="T5">and put away your indignation toward us!</text:span></text:p>
            <text:p text:style-name="P6"><text:span text:style-name="T8">5</text:span><text:span text:style-name="T9">Will you be angry with us forever?</text:span></text:p>
            <text:p text:style-name="P5"><text:span text:style-name="T10"><text:s text:c="5"/></text:span><text:span text:style-name="T10">Will you prolong your anger to all </text:span></text:p>
            <text:p text:style-name="P5"><text:span text:style-name="T10"><text:s text:c="5"/></text:span><text:span text:style-name="T10">generations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1" draw:layer="layout" svg:width="25.146cm" svg:height="28.808cm" svg:x="1.524cm" svg:y="0.254cm">
          <draw:text-box>
            <text:p text:style-name="P7"><text:span text:style-name="T11"><text:s/></text:span><text:span text:style-name="T5">6Will you not revive | us again,*</text:span></text:p>
            <text:p text:style-name="P8"><text:span text:style-name="T5">that your people may re- | joice in you?</text:span></text:p>
            <text:p text:style-name="P9"><text:span text:style-name="T5">7Show us your steadfast love, | O LORD,*</text:span></text:p>
            <text:p text:style-name="P8"><text:span text:style-name="T5">and grant us your sal- | vation.</text:span></text:p>
            <text:p text:style-name="P9"><text:span text:style-name="T5">8Let me hear what God the | LORD will speak,*</text:span></text:p>
            <text:p text:style-name="P10"><text:span text:style-name="T12">for he will speak peace to his people, to his saints;</text:span></text:p>
            <text:p text:style-name="P8"><text:span text:style-name="T5">but let them not turn back to | folly.</text:span></text:p>
            <text:p text:style-name="P9"><text:span text:style-name="T5">9Surely his salvation is near to those who | fear him,*</text:span></text:p>
            <text:p text:style-name="P8"><text:span text:style-name="T5">that glory may dwell | in our land.</text:span></text:p>
            <text:p text:style-name="P9"><text:span text:style-name="T5">10Steadfast love and faith- | fulness meet;*</text:span></text:p>
            <text:p text:style-name="P8"><text:span text:style-name="T5">righteousness and peace kiss each | other.</text:span></text:p>
            <text:p text:style-name="P9"><text:span text:style-name="T5">11Faithfulness springs up | from the ground,*</text:span></text:p>
            <text:p text:style-name="P8"><text:span text:style-name="T5">and righteousness looks down | from the sky.</text:span></text:p>
            <text:p text:style-name="P9"><text:span text:style-name="T5">12Yes, the LORD will give | what is good,*</text:span></text:p>
            <text:p text:style-name="P8"><text:span text:style-name="T5">and our land will yield its | increase.</text:span></text:p>
            <text:p text:style-name="P9"><text:span text:style-name="T5">13Righteousness will go be- | fore him*</text:span></text:p>
            <text:p text:style-name="P8"><text:span text:style-name="T5">and make his foot- | steps a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1:58:10.523000000</meta:creation-date>
    <dc:date>2016-02-25T12:11:18.126000000</dc:date>
    <meta:editing-duration>PT13M7S</meta:editing-duration>
    <meta:editing-cycles>2</meta:editing-cycles>
    <meta:generator>LibreOffice/5.0.4.2$Windows_x86 LibreOffice_project/2b9802c1994aa0b7dc6079e128979269cf95bc78</meta:generator>
    <meta:document-statistic meta:object-count="33"/>
  </office:meta>
</office:document-meta>
</file>